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KacstOffice" svg:font-family="KacstOffice" style:font-pitch="variable"/>
    <style:font-face style:name="Lohit Devanagari" svg:font-family="'Lohit Devanagari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lr-tb"/>
      <style:text-properties style:font-name="KacstOffice" officeooo:rsid="001ebbf8" officeooo:paragraph-rsid="001ebbf8" style:font-name-complex="KacstOffice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KacstOffice" fo:font-size="16pt" fo:font-weight="bold" officeooo:rsid="001ebbf8" officeooo:paragraph-rsid="001ebbf8" style:font-size-asian="16pt" style:font-weight-asian="bold" style:font-name-complex="KacstOffice" style:font-size-complex="16pt" style:font-weight-complex="bold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5pt" officeooo:paragraph-rsid="002347e6" style:font-size-asian="15pt" style:font-size-complex="15pt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5pt" officeooo:paragraph-rsid="0024aa0f" style:font-size-asian="15pt" style:font-size-complex="15pt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5pt" officeooo:paragraph-rsid="0027911d" style:font-size-asian="15pt" style:font-size-complex="15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5pt" officeooo:paragraph-rsid="00295b41" style:font-size-asian="15pt" style:font-size-complex="15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5pt" officeooo:paragraph-rsid="002a3233" style:font-size-asian="15pt" style:font-size-complex="15pt"/>
    </style:style>
    <style:style style:name="T1" style:family="text">
      <style:text-properties style:font-name="KacstOffice" officeooo:rsid="001ebbf8" style:font-name-complex="KacstOffice"/>
    </style:style>
    <style:style style:name="T2" style:family="text">
      <style:text-properties style:font-name="KacstOffice" officeooo:rsid="002340e8" style:font-name-complex="KacstOffice"/>
    </style:style>
    <style:style style:name="T3" style:family="text">
      <style:text-properties style:font-name="KacstOffice" officeooo:rsid="002465c7" style:font-name-complex="KacstOffice"/>
    </style:style>
    <style:style style:name="T4" style:family="text">
      <style:text-properties style:font-name="KacstOffice" officeooo:rsid="0025a97a" style:font-name-complex="KacstOffice"/>
    </style:style>
    <style:style style:name="T5" style:family="text">
      <style:text-properties style:font-name="KacstOffice" officeooo:rsid="0026959b" style:font-name-complex="KacstOffice"/>
    </style:style>
    <style:style style:name="T6" style:family="text">
      <style:text-properties style:font-name="KacstOffice" officeooo:rsid="0027911d" style:font-name-complex="KacstOffice"/>
    </style:style>
    <style:style style:name="T7" style:family="text">
      <style:text-properties style:font-name="KacstOffice" officeooo:rsid="00295b41" style:font-name-complex="KacstOffice"/>
    </style:style>
    <style:style style:name="T8" style:family="text">
      <style:text-properties style:font-name="KacstOffice" officeooo:rsid="002a3233" style:font-name-complex="KacstOffi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/>‌‌ امن سازی SSH</text:p>
      <text:p text:style-name="P3"><text:span text:style-name="T1">- <text:s text:c="2"/></text:span><text:span text:style-name="T2">برای حفاظت از کاربران در مقابل دستورات مخربی که سرور می تواند ارسال کند ارسال پروتکل </text:span>X11<text:span text:style-name="T2"> <text:s/>را متوقف می کنیم (پروتکل X11 با دید امنیتی ساخته نشده است)</text:span></text:p>
      <text:p text:style-name="P4"><text:span text:style-name="T2">- </text:span><text:span text:style-name="T3"><text:s/></text:span><text:bookmark text:name="disable-rhosts"/><text:span text:style-name="T3">rhosts احراز هویت را بر اساس آدرس IP انجام می دهد که این روش شناسایی احتمال آسیب پذیری امنیتی را افزایش می دهد.</text:span></text:p>
      <text:p text:style-name="P4"><text:span text:style-name="T3">- </text:span><text:span text:style-name="T4">دسترسی کاربران بدون پسورد مسدود می شود.</text:span></text:p>
      <text:p text:style-name="P5"><text:span text:style-name="T4">- </text:span><text:span text:style-name="T5">برای مقابله با حملات brute-force حداکثر تعداد دفعات برای دسترسی ۳ بار در نظر گرفته شده است.</text:span></text:p>
      <text:p text:style-name="P5"><text:span text:style-name="T5">- </text:span><text:span text:style-name="T6">به جای استفاده از پسورد برای اتصال به سیستم از روش کلید عمومی (public key) برای احراز هویت استفاده شده که احتمال آسیب پذیری را کاهش می دهد.</text:span></text:p>
      <text:p text:style-name="P6"><text:span text:style-name="T6">- </text:span><text:span text:style-name="T7">یکی از روشهای کاهش آسیب پذیری عدم استفاده از کاربر (root) می باشد که برای این منظور دسترسی کاربرroot را به سیستم متوقف می کنیم.</text:span></text:p>
      <text:p text:style-name="P7"><text:span text:style-name="T5">- </text:span><text:span text:style-name="T8">در صورت استفاده نکردن از ارتباط SSH این ارتباط بعد از ۴ دقیقه بسته می شود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KacstOffice" svg:font-family="KacstOffice" style:font-pitch="variable"/>
    <style:font-face style:name="Lohit Devanagari" svg:font-family="'Lohit Devanagari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09:38:48.498532347</meta:creation-date>
    <dc:date>2019-06-15T11:43:26.749449614</dc:date>
    <meta:editing-duration>PT45M24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56" meta:character-count="761" meta:non-whitespace-character-count="608"/>
  </office:meta>
</office:document-meta>
</file>